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6f6" officeooo:paragraph-rsid="000d7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>method</text:p>
      <text:p text:style-name="P1">materials and methods</text:p>
      <text:p text:style-name="P1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26:33.307641621</meta:creation-date>
    <dc:date>2019-03-10T19:27:31.986033022</dc:date>
    <meta:editing-duration>PT1M3S</meta:editing-duration>
    <meta:editing-cycles>1</meta:editing-cycles>
    <meta:document-statistic meta:table-count="0" meta:image-count="0" meta:object-count="0" meta:page-count="1" meta:paragraph-count="4" meta:word-count="6" meta:character-count="49" meta:non-whitespace-character-count="47"/>
    <meta:generator>LibreOffice/6.0.7.3$Linux_X86_64 LibreOffice_project/00m0$Build-3</meta:generator>
  </office:meta>
</office:document-meta>
</file>